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D000000B11DD2C470.png" manifest:media-type="image/png"/>
  <manifest:file-entry manifest:full-path="Pictures/1000020100000080000000802253DDB3.png" manifest:media-type="image/png"/>
  <manifest:file-entry manifest:full-path="Pictures/100002010000008000000080285DC2C8.png" manifest:media-type="image/png"/>
  <manifest:file-entry manifest:full-path="Pictures/1000020100000080000000806A814F1A.png" manifest:media-type="image/png"/>
  <manifest:file-entry manifest:full-path="Pictures/1000020100000080000000805718DA35.png" manifest:media-type="image/png"/>
  <manifest:file-entry manifest:full-path="Pictures/10000201000000800000008066649346.png" manifest:media-type="image/png"/>
  <manifest:file-entry manifest:full-path="Pictures/1000020100000080000000803B1DE309.png" manifest:media-type="image/png"/>
  <manifest:file-entry manifest:full-path="Pictures/100002010000008000000080EB11C1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cm" draw:marker-start-width="0.355cm" draw:marker-end="Small_20_Arrow" draw:marker-end-width="0.255cm" draw:marker-end-center="true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="Small_20_Arrow" draw:marker-start-width="0.255cm" draw:marker-start-center="false" draw:marker-end="Small_20_Arrow" draw:marker-end-width="0.255cm" draw:marker-end-center="false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Fine_20_Dashed" svg:stroke-color="#0000ff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6" style:family="graphic" style:parent-style-name="objectwithoutfill">
      <style:graphic-properties draw:stroke="dash" draw:stroke-dash="Ultrafine_20_2_20_Dots_20_3_20_Dashes" svg:stroke-width="0.05cm" svg:stroke-color="#ff0000" draw:marker-start-width="0.21cm" draw:marker-end="" draw:marker-end-width="0.21cm" draw:marker-end-center="true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0" style:family="graphic" style:parent-style-name="objectwithoutfill">
      <style:graphic-properties svg:stroke-width="0.05cm" svg:stroke-color="#00ffff" draw:marker-start="" draw:marker-start-width="0.355cm" draw:marker-end="Small_20_Arrow" draw:marker-end-width="0.2cm" draw:marker-end-center="true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2_20_Dots_20_3_20_Dashes" svg:stroke-width="0.05cm" svg:stroke-color="#008000" draw:marker-start="" draw:marker-start-width="0.29cm" draw:marker-end="" draw:marker-end-width="0.18cm" draw:marker-end-center="true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Ultrafine_20_2_20_Dots_20_3_20_Dashes" svg:stroke-width="0.05cm" svg:stroke-color="#ff0000" draw:marker-start="" draw:marker-start-width="0.21cm" draw:marker-end="" draw:marker-end-width="0.18cm" draw:marker-end-center="true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2_20_Dots_20_3_20_Dashes" svg:stroke-width="0.05cm" svg:stroke-color="#008000" draw:marker-start="" draw:marker-start-width="0.37cm" draw:marker-end="" draw:marker-end-width="0.21cm" draw:marker-end-center="true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2_20_Dots_20_3_20_Dashes" svg:stroke-width="0.05cm" svg:stroke-color="#b3b300" draw:marker-start="" draw:marker-start-width="0.37cm" draw:marker-end="" draw:marker-end-width="0.18cm" draw:marker-end-center="true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draw:marker-start="" draw:marker-start-width="0.355cm" draw:marker-end="Small_20_Arrow" draw:marker-end-width="0.2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Ultrafine_20_2_20_Dots_20_3_20_Dashes" svg:stroke-width="0.05cm" svg:stroke-color="#ff0000" draw:marker-start="" draw:marker-start-width="0.375cm" draw:marker-end="" draw:marker-end-width="0.275cm" draw:marker-end-center="true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>
        <style:tab-stops/>
      </style:paragraph-properties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xml:id="id1" draw:id="id1" draw:layer="layout" svg:width="1.624cm" svg:height="1.548cm" svg:x="2.376cm" svg:y="1.852cm">
          <draw:image xlink:href="Pictures/100002010000008000000080EB11C15D.png" xlink:type="simple" xlink:show="embed" xlink:actuate="onLoad">
            <text:p/>
          </draw:image>
        </draw:frame>
        <draw:frame draw:style-name="gr1" draw:text-style-name="P2" xml:id="id4" draw:id="id4" draw:layer="layout" svg:width="1.586cm" svg:height="1.8cm" svg:x="6.914cm" svg:y="0.7cm">
          <draw:image xlink:href="Pictures/10000201000000800000008066649346.png" xlink:type="simple" xlink:show="embed" xlink:actuate="onLoad">
            <text:p/>
          </draw:image>
        </draw:frame>
        <draw:frame draw:style-name="gr1" draw:text-style-name="P1" xml:id="id3" draw:id="id3" draw:layer="layout" svg:width="2.1cm" svg:height="1.9cm" draw:transform="rotate (-0.268431638956728) translate (4.604cm 0.211cm)">
          <draw:image xlink:href="Pictures/1000020100000080000000805718DA35.png" xlink:type="simple" xlink:show="embed" xlink:actuate="onLoad">
            <text:p/>
          </draw:image>
        </draw:frame>
        <draw:frame draw:style-name="gr1" draw:text-style-name="P3" xml:id="id6" draw:id="id6" draw:layer="layout" svg:width="1.5cm" svg:height="1.8cm" svg:x="8.8cm" svg:y="7cm">
          <draw:image xlink:href="Pictures/1000020100000080000000806A814F1A.png" xlink:type="simple" xlink:show="embed" xlink:actuate="onLoad">
            <text:p/>
          </draw:image>
        </draw:frame>
        <draw:frame draw:style-name="gr1" draw:text-style-name="P3" xml:id="id10" draw:id="id10" draw:layer="layout" svg:width="1.4cm" svg:height="1.3cm" svg:x="2.5cm" svg:y="4.1cm">
          <draw:image xlink:href="Pictures/1000020100000080000000803B1DE309.png" xlink:type="simple" xlink:show="embed" xlink:actuate="onLoad">
            <text:p/>
          </draw:image>
        </draw:frame>
        <draw:frame draw:style-name="gr1" draw:text-style-name="P3" xml:id="id11" draw:id="id11" draw:layer="layout" svg:width="1.6cm" svg:height="1.586cm" svg:x="4.1cm" svg:y="7.2cm">
          <draw:image xlink:href="Pictures/100002010000008000000080285DC2C8.png" xlink:type="simple" xlink:show="embed" xlink:actuate="onLoad">
            <text:p/>
          </draw:image>
        </draw:frame>
        <draw:frame draw:style-name="gr1" draw:text-style-name="P1" xml:id="id2" draw:id="id2" draw:layer="layout" svg:width="1.624cm" svg:height="1.53cm" svg:x="8.876cm" svg:y="2.17cm">
          <draw:image xlink:href="Pictures/1000020100000080000000802253DDB3.png" xlink:type="simple" xlink:show="embed" xlink:actuate="onLoad">
            <text:p/>
          </draw:image>
        </draw:frame>
        <draw:frame draw:style-name="gr1" draw:text-style-name="P3" xml:id="id9" draw:id="id9" draw:layer="layout" svg:width="1.386cm" svg:height="1.3cm" svg:x="4.414cm" svg:y="4.1cm">
          <draw:image xlink:href="Pictures/1000020100000080000000803B1DE309.png" xlink:type="simple" xlink:show="embed" xlink:actuate="onLoad">
            <text:p/>
          </draw:image>
        </draw:frame>
        <draw:frame draw:style-name="gr1" draw:text-style-name="P3" xml:id="id8" draw:id="id8" draw:layer="layout" svg:width="1.486cm" svg:height="1.3cm" svg:x="8.914cm" svg:y="4cm">
          <draw:image xlink:href="Pictures/1000020100000080000000803B1DE309.png" xlink:type="simple" xlink:show="embed" xlink:actuate="onLoad">
            <text:p/>
          </draw:image>
        </draw:frame>
        <draw:frame draw:style-name="gr1" draw:text-style-name="P3" xml:id="id7" draw:id="id7" draw:layer="layout" svg:width="1.486cm" svg:height="1.3cm" svg:x="7cm" svg:y="4.1cm">
          <draw:image xlink:href="Pictures/1000020100000080000000803B1DE309.png" xlink:type="simple" xlink:show="embed" xlink:actuate="onLoad">
            <text:p/>
          </draw:image>
        </draw:frame>
        <draw:connector draw:style-name="gr2" draw:text-style-name="P3" draw:layer="layout" draw:type="curve" draw:line-skew="0.112cm" svg:x1="4cm" svg:y1="2.626cm" svg:x2="8.876cm" svg:y2="2.935cm" draw:start-shape="id1" draw:end-shape="id2" draw:end-glue-point="3" svg:d="M4000 2626c3825 0 1387 309 4876 309" svg:viewBox="0 0 4877 310">
          <text:p/>
        </draw:connector>
        <draw:connector draw:style-name="gr2" draw:text-style-name="P3" draw:layer="layout" draw:type="curve" svg:x1="3.188cm" svg:y1="1.852cm" svg:x2="4.352cm" svg:y2="1.127cm" draw:start-shape="id1" draw:start-glue-point="0" draw:end-shape="id3" draw:end-glue-point="3" svg:d="M3188 1852c0-484 388-725 1164-725" svg:viewBox="0 0 1165 726">
          <text:p/>
        </draw:connector>
        <draw:connector draw:style-name="gr3" draw:text-style-name="P3" draw:layer="layout" draw:type="curve" draw:line-skew="0.318cm" svg:x1="7.707cm" svg:y1="0.7cm" svg:x2="9.688cm" svg:y2="2.17cm" draw:start-shape="id4" draw:start-glue-point="0" draw:end-shape="id2" draw:end-glue-point="0" svg:d="M7707 700c0-273 1981-1008 1981 1470" svg:viewBox="0 0 1982 1787">
          <text:p/>
        </draw:connector>
        <draw:connector draw:style-name="gr2" draw:text-style-name="P3" draw:layer="layout" draw:type="curve" draw:line-skew="0.555cm" svg:x1="7.707cm" svg:y1="0.7cm" svg:x2="5.616cm" svg:y2="0.489cm" draw:start-shape="id4" draw:start-glue-point="0" draw:end-shape="id3" svg:d="M7707 700c0-651-2091-545-2091-211" svg:viewBox="0 0 2092 477">
          <text:p/>
        </draw:connector>
        <draw:line draw:style-name="gr4" draw:text-style-name="P3" draw:layer="layout" svg:x1="0.3cm" svg:y1="3.8cm" svg:x2="12.1cm" svg:y2="3.7cm">
          <text:p/>
        </draw:line>
        <draw:line draw:style-name="gr4" draw:text-style-name="P3" draw:layer="layout" svg:x1="0.301cm" svg:y1="6.301cm" svg:x2="12.101cm" svg:y2="6.201cm">
          <text:p/>
        </draw:line>
        <draw:frame draw:style-name="gr5" draw:text-style-name="P4" draw:layer="layout" svg:width="2.183cm" svg:height="0.848cm" svg:x="-0.1cm" svg:y="4.6cm">
          <draw:text-box>
            <text:p text:style-name="P4"><text:span text:style-name="T1">Tweets</text:span></text:p>
          </draw:text-box>
        </draw:frame>
        <draw:frame draw:style-name="gr5" draw:text-style-name="P4" draw:layer="layout" svg:width="2.449cm" svg:height="0.848cm" svg:x="-0.099cm" svg:y="1.5cm">
          <draw:text-box>
            <text:p text:style-name="P4"><text:span text:style-name="T1">Network</text:span></text:p>
          </draw:text-box>
        </draw:frame>
        <draw:frame draw:style-name="gr5" draw:text-style-name="P4" draw:layer="layout" svg:width="2.009cm" svg:height="0.848cm" svg:x="-0.099cm" svg:y="7.4cm">
          <draw:text-box>
            <text:p text:style-name="P4"><text:span text:style-name="T1">Topics</text:span></text:p>
          </draw:text-box>
        </draw:frame>
        <draw:frame draw:style-name="gr1" draw:text-style-name="P3" xml:id="id5" draw:id="id5" draw:layer="layout" svg:width="1.046cm" svg:height="0.9cm" svg:x="11.054cm" svg:y="4.1cm">
          <draw:image xlink:href="Pictures/100000000000011D000000B11DD2C470.png" xlink:type="simple" xlink:show="embed" xlink:actuate="onLoad">
            <text:p/>
          </draw:image>
        </draw:frame>
        <draw:connector draw:style-name="gr6" draw:text-style-name="P3" draw:layer="layout" draw:type="curve" svg:x1="11.577cm" svg:y1="5cm" svg:x2="10.3cm" svg:y2="7.9cm" draw:start-shape="id5" draw:start-glue-point="2" draw:end-shape="id6" draw:end-glue-point="1" svg:d="M11577 5000c0 1934-425 2900-1277 2900" svg:viewBox="0 0 1278 2901">
          <text:p/>
        </draw:connector>
        <draw:frame draw:style-name="gr7" draw:text-style-name="P5" draw:layer="layout" svg:width="1.548cm" svg:height="0.806cm" svg:x="9.852cm" svg:y="2.1cm">
          <draw:text-box>
            <text:p><text:span text:style-name="T2">Tony</text:span></text:p>
          </draw:text-box>
        </draw:frame>
        <draw:frame draw:style-name="gr7" draw:text-style-name="P5" draw:layer="layout" svg:width="1.577cm" svg:height="0.806cm" svg:x="3.4cm" svg:y="1.994cm">
          <draw:text-box>
            <text:p text:style-name="P3"><text:span text:style-name="T2">Jane</text:span></text:p>
          </draw:text-box>
        </draw:frame>
        <draw:frame draw:style-name="gr8" draw:text-style-name="P1" draw:layer="layout" svg:width="1.62cm" svg:height="0.806cm" svg:x="5.58cm" svg:y="0.494cm">
          <draw:text-box>
            <text:p text:style-name="P3"><text:span text:style-name="T2">Yang</text:span></text:p>
          </draw:text-box>
        </draw:frame>
        <draw:frame draw:style-name="gr9" draw:text-style-name="P1" draw:layer="layout" svg:width="1.62cm" svg:height="0.806cm" svg:x="8.48cm" svg:y="0.794cm">
          <draw:text-box>
            <text:p text:style-name="P6"><text:span text:style-name="T2">Ada</text:span></text:p>
          </draw:text-box>
        </draw:frame>
        <draw:connector draw:style-name="gr10" draw:text-style-name="P3" draw:layer="layout" draw:type="curve" svg:x1="10.5cm" svg:y1="2.935cm" svg:x2="11.577cm" svg:y2="4.1cm" draw:start-shape="id2" draw:start-glue-point="1" draw:end-shape="id5" draw:end-glue-point="0" svg:d="M10500 2935c718 0 1077 388 1077 1165" svg:viewBox="0 0 1078 1166">
          <text:p/>
        </draw:connector>
        <draw:connector draw:style-name="gr10" draw:text-style-name="P3" draw:layer="layout" draw:type="curve" svg:x1="7.707cm" svg:y1="2.5cm" svg:x2="7.743cm" svg:y2="4.1cm" draw:start-shape="id4" draw:start-glue-point="2" draw:end-shape="id7" draw:end-glue-point="0" svg:d="M7707 2500c0 1200 36 400 36 1600" svg:viewBox="0 0 37 1601">
          <text:p/>
        </draw:connector>
        <draw:connector draw:style-name="gr11" draw:text-style-name="P3" draw:layer="layout" draw:type="curve" svg:x1="7.743cm" svg:y1="5.4cm" svg:x2="9.55cm" svg:y2="7cm" draw:start-shape="id7" draw:start-glue-point="2" draw:end-shape="id6" svg:d="M7743 5400c0 1200 1807 400 1807 1600" svg:viewBox="0 0 1808 1601">
          <text:p/>
        </draw:connector>
        <draw:connector draw:style-name="gr10" draw:text-style-name="P3" draw:layer="layout" draw:type="curve" svg:x1="9.688cm" svg:y1="3.4cm" svg:x2="9.657cm" svg:y2="4cm" draw:end-shape="id8" draw:end-glue-point="0" svg:d="M9688 3400c0 75-31-225-31 600" svg:viewBox="0 0 32 601">
          <text:p/>
        </draw:connector>
        <draw:connector draw:style-name="gr10" draw:text-style-name="P3" draw:layer="layout" draw:type="curve" svg:x1="5.112cm" svg:y1="2.321cm" svg:x2="5.107cm" svg:y2="4.1cm" draw:start-shape="id3" draw:start-glue-point="2" draw:end-shape="id9" svg:d="M5112 2321c0 1543-5 654-5 1779" svg:viewBox="0 0 6 1780">
          <text:p/>
        </draw:connector>
        <draw:connector draw:style-name="gr10" draw:text-style-name="P3" draw:layer="layout" draw:type="curve" draw:line-skew="-0.337cm" svg:x1="3.188cm" svg:y1="3.4cm" svg:x2="3.2cm" svg:y2="4.1cm" draw:start-shape="id1" draw:start-glue-point="2" draw:end-shape="id10" draw:end-glue-point="0" svg:d="M3188 3400c0 19 12-330 12 700" svg:viewBox="0 0 13 743">
          <text:p/>
        </draw:connector>
        <draw:connector draw:style-name="gr12" draw:text-style-name="P3" draw:layer="layout" draw:type="curve" svg:x1="9.657cm" svg:y1="5.3cm" svg:x2="9.55cm" svg:y2="7cm" draw:start-shape="id8" draw:start-glue-point="2" draw:end-shape="id6" svg:d="M9657 5300c0 1275-107 425-107 1700" svg:viewBox="0 0 108 1701">
          <text:p/>
        </draw:connector>
        <draw:connector draw:style-name="gr13" draw:text-style-name="P3" draw:layer="layout" draw:type="curve" draw:line-skew="-0.25cm" svg:x1="9.657cm" svg:y1="5.3cm" svg:x2="4.9cm" svg:y2="7.2cm" draw:start-shape="id8" draw:start-glue-point="2" draw:end-shape="id11" svg:d="M9657 5300c0 1050-4757 100-4757 1900" svg:viewBox="0 0 4758 1901">
          <text:p/>
        </draw:connector>
        <draw:connector draw:style-name="gr14" draw:text-style-name="P3" draw:layer="layout" draw:type="curve" draw:line-skew="0.1cm" svg:x1="5.107cm" svg:y1="5.4cm" svg:x2="9.55cm" svg:y2="7cm" draw:start-shape="id9" draw:start-glue-point="2" draw:end-shape="id6" svg:d="M5107 5400c0 1350 4443 550 4443 1600" svg:viewBox="0 0 4444 1601">
          <text:p/>
        </draw:connector>
        <draw:connector draw:style-name="gr13" draw:text-style-name="P3" draw:layer="layout" draw:type="curve" svg:x1="3.2cm" svg:y1="5.4cm" svg:x2="4.9cm" svg:y2="7.2cm" draw:start-shape="id10" draw:start-glue-point="2" draw:end-shape="id11" draw:end-glue-point="0" svg:d="M3200 5400c0 1350 1700 450 1700 1800" svg:viewBox="0 0 1701 1801">
          <text:p/>
        </draw:connector>
        <draw:connector draw:style-name="gr15" draw:text-style-name="P3" draw:layer="layout" draw:type="curve" draw:line-skew="-0.466cm" svg:x1="6.377cm" svg:y1="1.684cm" svg:x2="8.876cm" svg:y2="2.935cm" draw:start-shape="id3" draw:start-glue-point="1" draw:end-shape="id2" draw:end-glue-point="3" svg:d="M6377 1684c1365 0 116 1251 2499 1251" svg:viewBox="0 0 2500 1252">
          <text:p/>
        </draw:connector>
        <draw:connector draw:style-name="gr16" draw:text-style-name="P3" draw:layer="layout" draw:type="curve" draw:line-skew="0.275cm" svg:x1="3.2cm" svg:y1="5.4cm" svg:x2="9.55cm" svg:y2="7cm" draw:start-shape="id10" draw:start-glue-point="2" draw:end-shape="id6" draw:end-glue-point="0" svg:d="M3200 5400c0 1612 6350 813 6350 1600" svg:viewBox="0 0 635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buntu" style:font-size-asian="24pt" style:language-asian="zh" style:country-asian="CN" style:font-name-complex="Ubuntu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buntu" style:font-family-asian="Ubuntu" style:font-family-generic-asian="system" style:font-pitch-asian="variable" style:font-size-asian="18pt" style:font-style-asian="normal" style:font-weight-asian="normal" style:font-name-complex="Ubuntu" style:font-family-complex="Ubuntu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2.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0T10:57:46.714558403</meta:creation-date>
    <dc:date>2014-08-26T14:50:54.594081732</dc:date>
    <meta:editing-duration>P1DT4H29M4S</meta:editing-duration>
    <meta:editing-cycles>15</meta:editing-cycles>
    <meta:generator>LibreOffice/4.2.4.2$Linux_X86_64 LibreOffice_project/420m0$Build-2</meta:generator>
    <meta:document-statistic meta:object-count="37"/>
  </office:meta>
</office:document-meta>
</file>